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52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7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3.604166666666666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offenders-by-age-gender-and-rac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structure-security-type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how-suspect-left-scene">
      <style:table-properties table:display="true" style:writing-mode="lr-tb"/>
    </style:style>
    <style:style style:name="ta7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3775">
            <text:p>3775</text:p>
          </table:table-cell>
          <table:table-cell table:style-name="ce22" office:value-type="float" office:value="6119">
            <text:p>6119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3074">
            <text:p>3074</text:p>
          </table:table-cell>
          <table:table-cell table:style-name="ce22" office:value-type="float" office:value="4519">
            <text:p>451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689">
            <text:p>1689</text:p>
          </table:table-cell>
          <table:table-cell table:style-name="ce22" office:value-type="float" office:value="1901">
            <text:p>190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445">
            <text:p>2445</text:p>
          </table:table-cell>
          <table:table-cell table:style-name="ce22" office:value-type="float" office:value="2088">
            <text:p>208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3" table:number-columns-spanned="1" table:number-rows-spanned="2" office:value-type="string">
            <text:p>Unknown Not Reported (78)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661</text:p>
          </table:table-cell>
          <table:table-cell table:style-name="ce22" table:formula="oooc:=SUM([.C4:.C8])" office:value-type="string">
            <text:p>5688</text:p>
          </table:table-cell>
          <table:table-cell table:style-name="ce22" table:formula="oooc:=SUM([.D4:.D8])" office:value-type="string">
            <text:p>8254</text:p>
          </table:table-cell>
          <table:table-cell table:style-name="ce22" table:formula="oooc:=SUM([.E4:.E8])" office:value-type="string">
            <text:p>452</text:p>
          </table:table-cell>
          <table:table-cell table:style-name="ce22" table:formula="oooc:=SUM([.F4:.F8])" office:value-type="string">
            <text:p>5671</text:p>
          </table:table-cell>
          <table:table-cell table:style-name="ce22" table:formula="oooc:=SUM([.G4:.G8])" office:value-type="string">
            <text:p>6807</text:p>
          </table:table-cell>
        </table:table-row>
      </table:table>
      <table:table table:name="offenders-by-age-gender-and-rac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3811">
            <text:p>3811</text:p>
          </table:table-cell>
          <table:table-cell table:style-name="ce22" office:value-type="float" office:value="1142">
            <text:p>1142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293">
            <text:p>29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2382">
            <text:p>2382</text:p>
          </table:table-cell>
          <table:table-cell table:style-name="ce22" office:value-type="float" office:value="3126">
            <text:p>3126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3" table:number-columns-spanned="1" table:number-rows-spanned="2" office:value-type="string">
            <text:p>Unknown Not Reported (7861)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4629</text:p>
          </table:table-cell>
          <table:table-cell table:style-name="ce22" table:formula="oooc:=SUM([.C4:.C8])" office:value-type="string">
            <text:p>7123</text:p>
          </table:table-cell>
          <table:table-cell table:style-name="ce22" table:formula="oooc:=SUM([.D4:.D8])" office:value-type="string">
            <text:p>2261</text:p>
          </table:table-cell>
          <table:table-cell table:style-name="ce22" table:formula="oooc:=SUM([.E4:.E8])" office:value-type="string">
            <text:p>483</text:p>
          </table:table-cell>
          <table:table-cell table:style-name="ce22" table:formula="oooc:=SUM([.F4:.F8])" office:value-type="string">
            <text:p>1124</text:p>
          </table:table-cell>
          <table:table-cell table:style-name="ce22" table:formula="oooc:=SUM([.G4:.G8])" office:value-type="string">
            <text:p>442</text:p>
          </table:table-cell>
        </table:table-row>
      </table:table>
      <table:table table:name="point-of-entry-exit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Point of Entry/Exi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2" office:value-type="float" office:value="5516">
            <text:p>5516</text:p>
          </table:table-cell>
          <table:table-cell table:style-name="ce22" office:value-type="float" office:value="4436">
            <text:p>4436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2" office:value-type="float" office:value="5943">
            <text:p>5943</text:p>
          </table:table-cell>
          <table:table-cell table:style-name="ce22" office:value-type="float" office:value="4421">
            <text:p>4421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2" office:value-type="float" office:value="2045">
            <text:p>2045</text:p>
          </table:table-cell>
          <table:table-cell table:style-name="ce22" office:value-type="float" office:value="1307">
            <text:p>1307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2" office:value-type="float" office:value="4426">
            <text:p>4426</text:p>
          </table:table-cell>
          <table:table-cell table:style-name="ce22" office:value-type="float" office:value="1837">
            <text:p>1837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2" office:value-type="float" office:value="7591">
            <text:p>7591</text:p>
          </table:table-cell>
          <table:table-cell table:style-name="ce22" office:value-type="float" office:value="8132">
            <text:p>8132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482">
            <text:p>482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Hidden Withi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262">
            <text:p>262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2" office:value-type="float" office:value="4292">
            <text:p>4292</text:p>
          </table:table-cell>
          <table:table-cell table:style-name="ce22" office:value-type="float" office:value="10153">
            <text:p>10153</text:p>
          </table:table-cell>
        </table:table-row>
        <table:table-row table:style-name="ro2">
          <table:table-cell table:style-name="ce22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structure-securit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Type Security of Structur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larm/Audio</text:p>
          </table:table-cell>
          <table:table-cell table:style-name="ce22" office:value-type="float" office:value="1212">
            <text:p>1212</text:p>
          </table:table-cell>
        </table:table-row>
        <table:table-row table:style-name="ro2">
          <table:table-cell table:style-name="ce22" office:value-type="string">
            <text:p>Alarm/Silent</text:p>
          </table:table-cell>
          <table:table-cell table:style-name="ce22" office:value-type="float" office:value="281">
            <text:p>281</text:p>
          </table:table-cell>
        </table:table-row>
        <table:table-row table:style-name="ro2">
          <table:table-cell table:style-name="ce22" office:value-type="string">
            <text:p>Bars/Grate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Camera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style-name="ce22" office:value-type="string">
            <text:p>Dog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Dead Bolt</text:p>
          </table:table-cell>
          <table:table-cell table:style-name="ce22" office:value-type="float" office:value="2029">
            <text:p>2029</text:p>
          </table:table-cell>
        </table:table-row>
        <table:table-row table:style-name="ro2">
          <table:table-cell table:style-name="ce22" office:value-type="string">
            <text:p>Locked</text:p>
          </table:table-cell>
          <table:table-cell table:style-name="ce22" office:value-type="float" office:value="9309">
            <text:p>9309</text:p>
          </table:table-cell>
        </table:table-row>
        <table:table-row table:style-name="ro2">
          <table:table-cell table:style-name="ce22" office:value-type="string">
            <text:p>Unlocked</text:p>
          </table:table-cell>
          <table:table-cell table:style-name="ce22" office:value-type="float" office:value="2074">
            <text:p>2074</text:p>
          </table:table-cell>
        </table:table-row>
        <table:table-row table:style-name="ro2">
          <table:table-cell table:style-name="ce22" office:value-type="string">
            <text:p>Exterior Lights</text:p>
          </table:table-cell>
          <table:table-cell table:style-name="ce22" office:value-type="float" office:value="311">
            <text:p>311</text:p>
          </table:table-cell>
        </table:table-row>
        <table:table-row table:style-name="ro2">
          <table:table-cell table:style-name="ce22" office:value-type="string">
            <text:p>Interior Lights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Fence</text:p>
          </table:table-cell>
          <table:table-cell table:style-name="ce22" office:value-type="float" office:value="224">
            <text:p>224</text:p>
          </table:table-cell>
        </table:table-row>
        <table:table-row table:style-name="ro2">
          <table:table-cell table:style-name="ce22" office:value-type="string">
            <text:p>Guard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2" office:value-type="string">
            <text:p>Neighborhood Watch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3082">
            <text:p>3082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2" office:value-type="float" office:value="11922">
            <text:p>11922</text:p>
          </table:table-cell>
        </table:table-row>
        <table:table-row table:style-name="ro2">
          <table:table-cell table:style-name="ce22" table:number-columns-spanned="2" table:number-rows-spanned="1" office:value-type="string">
            <text:p>(Up to 2 security types can be reported for each offense.)</text:p>
          </table:table-cell>
          <table:covered-table-cell/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23874">
            <text:p>23874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821">
            <text:p>182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916">
            <text:p>1916</text:p>
          </table:table-cell>
        </table:table-row>
        <table:table-row table:style-name="ro2">
          <table:table-cell table:style-name="ce22" office:value-type="string">
            <text:p>Total Victims</text:p>
          </table:table-cell>
          <table:table-cell table:style-name="ce22" table:formula="oooc:=SUM([.B2:.B4])" office:value-type="string">
            <text:p>27611</text:p>
          </table:table-cell>
        </table:table-row>
      </table:table>
      <table:table table:name="how-suspect-left-scen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How Suspect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732">
            <text:p>732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62">
            <text:p>162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039">
            <text:p>2039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79">
            <text:p>279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2" office:value-type="float" office:value="28142">
            <text:p>28142</text:p>
          </table:table-cell>
        </table:table-row>
      </table:table>
      <table:table table:name="burglary-by-time-of-day-and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488">
            <text:p>488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445">
            <text:p>445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37">
            <text:p>437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82">
            <text:p>482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94">
            <text:p>394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60">
            <text:p>36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8])" office:value-type="string">
            <text:p>2475</text:p>
          </table:table-cell>
          <table:table-cell table:style-name="ce22" table:formula="oooc:=SUM([.C2:.C8])" office:value-type="string">
            <text:p>1336</text:p>
          </table:table-cell>
          <table:table-cell table:style-name="ce22" table:formula="oooc:=SUM([.D2:.D8])" office:value-type="string">
            <text:p>1016</text:p>
          </table:table-cell>
          <table:table-cell table:style-name="ce22" table:formula="oooc:=SUM([.E2:.E8])" office:value-type="string">
            <text:p>2319</text:p>
          </table:table-cell>
          <table:table-cell table:style-name="ce22" table:formula="oooc:=SUM([.F2:.F8])" office:value-type="string">
            <text:p>3149</text:p>
          </table:table-cell>
          <table:table-cell table:style-name="ce22" table:formula="oooc:=SUM([.G2:.G8])" office:value-type="string">
            <text:p>2238</text:p>
          </table:table-cell>
          <table:table-cell table:style-name="ce22" table:formula="oooc:=SUM([.H2:.H8])" office:value-type="string">
            <text:p>2538</text:p>
          </table:table-cell>
          <table:table-cell table:style-name="ce22" table:formula="oooc:=SUM([.I2:.I8])" office:value-type="string">
            <text:p>2385</text:p>
          </table:table-cell>
          <table:table-cell table:style-name="ce22" table:formula="oooc:=SUM([.J2:.J8])" office:value-type="string">
            <text:p>3408</text:p>
          </table:table-cell>
          <table:table-cell table:style-name="ce22" table:formula="oooc:=SUM([.K2:.K8])" office:value-type="string">
            <text:p>2924</text:p>
          </table:table-cell>
          <table:table-cell table:style-name="ce22" table:formula="oooc:=SUM([.L2:.L8])" office:value-type="string">
            <text:p>2441</text:p>
          </table:table-cell>
          <table:table-cell table:style-name="ce22" table:formula="oooc:=SUM([.M2:.M8])" office:value-type="string">
            <text:p>2245</text:p>
          </table:table-cell>
          <table:table-cell table:style-name="ce22" table:formula="oooc:=SUM([.N2:.N8])" office:value-type="string">
            <text:p>305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